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normal" style:font-weight-asian="normal" style:font-weight-complex="normal"/>
    </style:style>
    <style:style style:name="P3" style:family="paragraph" style:parent-style-name="Standard">
      <style:text-properties officeooo:paragraph-rsid="00085648"/>
    </style:style>
    <style:style style:name="P4" style:family="paragraph" style:parent-style-name="Standard" style:list-style-name="L7">
      <style:text-properties officeooo:paragraph-rsid="00085648"/>
    </style:style>
    <style:style style:name="P5" style:family="paragraph" style:parent-style-name="Standard">
      <style:text-properties fo:language="es" fo:country="ES" fo:font-weight="normal" style:font-weight-asian="normal" style:font-weight-complex="normal"/>
    </style:style>
    <style:style style:name="P6" style:family="paragraph" style:parent-style-name="Standard" style:list-style-name="L9">
      <style:text-properties officeooo:paragraph-rsid="00085648"/>
    </style:style>
    <style:style style:name="P7" style:family="paragraph" style:parent-style-name="Text_20_body" style:list-style-name="L2">
      <style:paragraph-properties fo:margin-top="0cm" fo:margin-bottom="0cm" style:contextual-spacing="false"/>
    </style:style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>
      <style:paragraph-properties fo:margin-top="0cm" fo:margin-bottom="0cm" style:contextual-spacing="false"/>
    </style:style>
    <style:style style:name="P10" style:family="paragraph" style:parent-style-name="Text_20_body" style:list-style-name="L5"/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10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14" style:family="paragraph" style:parent-style-name="Text_20_body" style:list-style-name="L10"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085648"/>
    </style:style>
    <style:style style:name="T5" style:family="text">
      <style:text-properties fo:language="es" fo:country="ES" fo:font-weight="normal" style:font-weight-asian="normal" style:font-weight-complex="normal"/>
    </style:style>
    <style:style style:name="T6" style:family="text">
      <style:text-properties fo:language="es" fo:country="ES" fo:font-weight="normal" officeooo:rsid="00085648" style:font-weight-asian="normal" style:font-weight-complex="normal"/>
    </style:style>
    <style:style style:name="T7" style:family="text">
      <style:text-properties fo:language="es" fo:country="ES" fo:font-weight="bold" style:font-weight-asian="normal" style:font-weight-complex="normal"/>
    </style:style>
    <style:style style:name="T8" style:family="text">
      <style:text-properties fo:language="es" fo:country="ES" fo:font-weight="bold" style:font-weight-asian="bold" style:font-weight-complex="bold"/>
    </style:style>
    <style:style style:name="T9" style:family="text">
      <style:text-properties fo:language="es" fo:country="ES" fo:font-weight="bold" officeooo:rsid="00085648" style:font-weight-asian="bold" style:font-weight-complex="bol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  <text:list-style style:name="L7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#Amplia tu aprendizaje</text:p>
      <text:p text:style-name="P1"/>
      <text:p text:style-name="P1">1. Define los siguiente conceptos:</text:p>
      <text:p text:style-name="Standard"><text:span text:style-name="T3">- Dato:</text:span><text:span text:style-name="T1"> los </text:span><text:span text:style-name="Strong_20_Emphasis"><text:span text:style-name="T1">datos</text:span></text:span><text:span text:style-name="Strong_20_Emphasis"> </text:span><text:span text:style-name="T1">son la información que se almacena y organiza para facilitar su gestión y recuperación. </text:span></text:p>
      <text:p text:style-name="P1"><text:span text:style-name="T3"/></text:p>
      <text:p text:style-name="P3"><text:span text:style-name="T3">- Tipo de Dato:</text:span></text:p>
      <text:list xml:id="list3500129393" text:style-name="L7">
        <text:list-item>
          <text:p text:style-name="P4"><text:span text:style-name="Strong_20_Emphasis">Texto</text:span>: Este tipo de dato es utilizado para almacenar palabras o caracteres en un campo de texto. </text:p>
        </text:list-item>
      </text:list>
      <text:list xml:id="list2142714205" text:style-name="L2">
        <text:list-item>
          <text:p text:style-name="P7"><text:span text:style-name="Strong_20_Emphasis">Números</text:span>: Los números pueden ser enteros o decimales, dependiendo de las necesidades de la aplicación. </text:p>
        </text:list-item>
      </text:list>
      <text:list xml:id="list2691596543" text:style-name="L3">
        <text:list-item>
          <text:p text:style-name="P8"><text:span text:style-name="Strong_20_Emphasis">Fecha y hora</text:span>: Este tipo de dato se utiliza para almacenar fechas y horas. </text:p>
        </text:list-item>
      </text:list>
      <text:list xml:id="list2342759570" text:style-name="L4">
        <text:list-item>
          <text:p text:style-name="P9"><text:span text:style-name="Strong_20_Emphasis">Moneda</text:span>: Este tipo de dato se utiliza para almacenar valores monetarios. </text:p>
        </text:list-item>
      </text:list>
      <text:list xml:id="list4104658309" text:style-name="L5">
        <text:list-item>
          <text:p text:style-name="P10"><text:span text:style-name="Strong_20_Emphasis">Booleanos</text:span>: Este tipo de dato se utiliza para almacenar valores verdaderos o falsos.</text:p>
        </text:list-item>
      </text:list>
      <text:p text:style-name="P1"/>
      <text:p text:style-name="Standard"><text:span text:style-name="T3">- Campo: </text:span><text:span text:style-name="T5">es la mínima unidad de información a la que se puede acceder.</text:span></text:p>
      <text:p text:style-name="P1"/>
      <text:p text:style-name="Standard"><text:span text:style-name="T3">- Registro: </text:span><text:span text:style-name="T5">representa un objeto único de datos implícitamente estructurados en una tabla. </text:span></text:p>
      <text:p text:style-name="P1"/>
      <text:p text:style-name="Standard"><text:span text:style-name="T3">- Consulta:</text:span><text:span text:style-name="T1"> </text:span><text:span text:style-name="T6">R</text:span><text:span text:style-name="T5">ecuperar datos específicos de las tablas.</text:span></text:p>
      <text:p text:style-name="P1"/>
      <text:p text:style-name="Standard"><text:span text:style-name="T3">- Procedimiento:</text:span><text:span text:style-name="T1"> </text:span><text:span text:style-name="T5">conjunto de instrucciones que se pueden llamar desde otras consultas o desde otros procedimientos almacenados. Un procedimiento puede tomar argumentos de entrada y mostrar valores como resultados.</text:span></text:p>
      <text:p text:style-name="P2"/>
      <text:p text:style-name="P1"/>
      <text:p text:style-name="P3"><text:span text:style-name="T3">2. Clasifica los distintos tipos de fichero</text:span></text:p>
      <text:list xml:id="list4072528732" text:style-name="L9">
        <text:list-item>
          <text:p text:style-name="P6">Texto: txt, md, rtf…</text:p>
        </text:list-item>
      </text:list>
      <text:list xml:id="list3415899603" text:style-name="L8">
        <text:list-item>
          <text:p text:style-name="P12">Ofimática: docx, xlsx, pptx, odt, ods, odp…</text:p>
        </text:list-item>
        <text:list-item>
          <text:p text:style-name="P12">Imagen: jpg, gif, bmp, png, heic, webp…</text:p>
        </text:list-item>
        <text:list-item>
          <text:p text:style-name="P12">Ejecución del sistema: exe, bat, dll, sys…</text:p>
        </text:list-item>
        <text:list-item>
          <text:p text:style-name="P12">Archivo comprimido: zip, rar, tar…</text:p>
        </text:list-item>
        <text:list-item>
          <text:p text:style-name="P11">Lectura: pdf, epub, azw, ibook…</text:p>
        </text:list-item>
      </text:list>
      <text:p text:style-name="P1"/>
      <text:p text:style-name="P1"/>
      <text:p text:style-name="P1">3. ¿Qué son las tablas UNICODE?</text:p>
      <text:p text:style-name="P5"><text:span text:style-name="T4">E</text:span>s un esquema de codificación de caracteres de longitud fija que incluye caracteres de casi todos los idiomas vivos del mundo.</text:p>
      <text:p text:style-name="P1"/>
      <text:p text:style-name="P1">4. Tipos de SGBD</text:p>
      <text:p text:style-name="P5"><text:span text:style-name="T4">Existen 3 tipos, l</text:span>os relacionales, los documentales y los columnares.</text:p>
      <text:p text:style-name="P1"/>
      <text:p text:style-name="P1"/>
      <text:p text:style-name="P1">5. Distribuciones de SGBD</text:p>
      <text:list xml:id="list638095815" text:style-name="L10">
        <text:list-item>
          <text:p text:style-name="P13">SGBD relacional.</text:p>
        </text:list-item>
        <text:list-item>
          <text:p text:style-name="P13">SGBD no relacional.</text:p>
        </text:list-item>
        <text:list-item>
          <text:p text:style-name="P13">SGBD comerciales y libres.</text:p>
        </text:list-item>
        <text:list-item>
          <text:p text:style-name="P13">SGBD orientados al proceso.</text:p>
        </text:list-item>
        <text:list-item>
          <text:p text:style-name="P13">SGBD orientados a datos.</text:p>
        </text:list-item>
        <text:list-item>
          <text:p text:style-name="P13"><text:soft-page-break/>SGBD jerárquico.</text:p>
        </text:list-item>
        <text:list-item>
          <text:p text:style-name="P14">SGBD basado en objetos.</text:p>
        </text:list-item>
      </text:list>
      <text:p text:style-name="P1"/>
      <text:p text:style-name="P1">6.-Alternativas a los SGBD Comerciales</text:p>
      <text:p text:style-name="Standard"><text:span text:style-name="T1">MySQL</text:span><text:span text:style-name="T3">, </text:span>PostgreSQL, Firebird, SQLi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7T10:26:51.213115312</meta:creation-date>
    <dc:date>2024-09-17T10:41:15.717226480</dc:date>
    <meta:editing-duration>PT3M34S</meta:editing-duration>
    <meta:editing-cycles>2</meta:editing-cycles>
    <meta:generator>LibreOffice/7.3.7.2$Linux_X86_64 LibreOffice_project/30$Build-2</meta:generator>
    <meta:document-statistic meta:table-count="0" meta:image-count="0" meta:object-count="0" meta:page-count="2" meta:paragraph-count="34" meta:word-count="301" meta:character-count="1794" meta:non-whitespace-character-count="1539"/>
  </office:meta>
</office:document-meta>
</file>